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6.329cm"/>
    </style:style>
    <style:style style:name="co14" style:family="table-column">
      <style:table-column-properties fo:break-before="auto" style:column-width="2.092cm"/>
    </style:style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3.164cm"/>
    </style:style>
    <style:style style:name="co6" style:family="table-column">
      <style:table-column-properties fo:break-before="auto" style:column-width="4.537cm"/>
    </style:style>
    <style:style style:name="co7" style:family="table-column">
      <style:table-column-properties fo:break-before="auto" style:column-width="2.379cm"/>
    </style:style>
    <style:style style:name="co15" style:family="table-column">
      <style:table-column-properties fo:break-before="auto" style:column-width="6.832cm"/>
    </style:style>
    <style:style style:name="co12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4.029cm"/>
    </style:style>
    <style:style style:name="co19" style:family="table-column">
      <style:table-column-properties fo:break-before="auto" style:column-width="0.335cm"/>
    </style:style>
    <style:style style:name="co20" style:family="table-column">
      <style:table-column-properties fo:break-before="auto" style:column-width="1.73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HowTo">
      <style:table-properties table:display="true" style:writing-mode="lr-tb"/>
    </style:style>
    <style:style style:name="ta3" style:family="table" style:master-page-name="PageStyle_5f_Beta3C2">
      <style:table-properties table:display="true" style:writing-mode="lr-tb"/>
    </style:style>
    <style:style style:name="ta4" style:family="table" style:master-page-name="PageStyle_5f_Beta3C1">
      <style:table-properties table:display="true" style:writing-mode="lr-tb"/>
    </style:style>
    <style:style style:name="ta5" style:family="table" style:master-page-name="PageStyle_5f_Beta2C3">
      <style:table-properties table:display="true" style:writing-mode="lr-tb"/>
    </style:style>
    <style:style style:name="ta6" style:family="table" style:master-page-name="PageStyle_5f_Beta2C2">
      <style:table-properties table:display="true" style:writing-mode="lr-tb"/>
    </style:style>
    <style:style style:name="ta7" style:family="table" style:master-page-name="PageStyle_5f_Beta2C1">
      <style:table-properties table:display="true" style:writing-mode="lr-tb"/>
    </style:style>
    <style:style style:name="ta8" style:family="table" style:master-page-name="PageStyle_5f_All_20_Time">
      <style:table-properties table:display="true" style:writing-mode="lr-tb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 style:data-style-name="N109"/>
    <style:style style:name="ce13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Time" table:style-name="ta8" table:print="false">
        <table:table-column table:style-name="co1" table:default-cell-style-name="ce1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8" table:default-cell-style-name="ce6"/>
        <table:table-column table:style-name="co19" table:default-cell-style-name="ce15"/>
        <table:table-column table:style-name="co1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0" table:default-cell-style-name="ce6"/>
        <table:table-column table:style-name="co12" table:number-columns-repeated="1007" table:default-cell-style-name="ce6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14"/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07"/>
        </table:table-row>
        <table:table-row table:style-name="ro2">
          <table:table-cell office:value-type="date" office:date-value="2011-01-01">
            <text:p>2011-01</text:p>
          </table:table-cell>
          <table:table-cell table:number-columns-repeated="1023"/>
        </table:table-row>
        <table:table-row table:style-name="ro2">
          <table:table-cell office:value-type="date" office:date-value="2010-12-01">
            <text:p>2010-12</text:p>
          </table:table-cell>
          <table:table-cell table:number-columns-repeated="1023"/>
        </table:table-row>
        <table:table-row table:style-name="ro1">
          <table:table-cell office:value-type="date" office:date-value="2010-11-01">
            <text:p>2010-11</text:p>
          </table:table-cell>
          <table:table-cell table:number-columns-repeated="6"/>
          <table:table-cell office:value-type="string">
            <text:p>Beta 3 Candidate 2 + 3</text:p>
          </table:table-cell>
          <table:table-cell/>
          <table:table-cell table:style-name="ce9" office:value-type="float" office:value="40494">
            <text:p>2010-11-12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1" office:value-type="string">
            <text:p>REKORD</text:p>
          </table:table-cell>
          <table:table-cell table:number-columns-repeated="1007"/>
        </table:table-row>
        <table:table-row table:style-name="ro2">
          <table:table-cell office:value-type="date" office:date-value="2010-10-01">
            <text:p>2010-10</text:p>
          </table:table-cell>
          <table:table-cell office:value-type="string">
            <text:p>2,760 </text:p>
          </table:table-cell>
          <table:table-cell office:value-type="string">
            <text:p>10,736 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string">
            <text:p>2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9-01">
            <text:p>2010-09</text:p>
          </table:table-cell>
          <table:table-cell office:value-type="string">
            <text:p>1,934 </text:p>
          </table:table-cell>
          <table:table-cell office:value-type="string">
            <text:p>17,416 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string">
            <text:p>10 (1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8-01">
            <text:p>2010-08</text:p>
          </table:table-cell>
          <table:table-cell office:value-type="string">
            <text:p>3,841 </text:p>
          </table:table-cell>
          <table:table-cell office:value-type="string">
            <text:p>4,523 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string">
            <text:p>3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7-01">
            <text:p>2010-07</text:p>
          </table:table-cell>
          <table:table-cell office:value-type="string">
            <text:p>8,531 </text:p>
          </table:table-cell>
          <table:table-cell office:value-type="string">
            <text:p>11,241 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string">
            <text:p>0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6-01">
            <text:p>2010-06</text:p>
          </table:table-cell>
          <table:table-cell office:value-type="string">
            <text:p>9,603 </text:p>
          </table:table-cell>
          <table:table-cell office:value-type="float" office:value="414">
            <text:p>414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5-01">
            <text:p>2010-05</text:p>
          </table:table-cell>
          <table:table-cell office:value-type="string">
            <text:p>3,834 </text:p>
          </table:table-cell>
          <table:table-cell office:value-type="string">
            <text:p>14,586 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string">
            <text:p>6 (7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4-01">
            <text:p>2010-04</text:p>
          </table:table-cell>
          <table:table-cell office:value-type="string">
            <text:p>4,193 </text:p>
          </table:table-cell>
          <table:table-cell office:value-type="string">
            <text:p>4,165 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string">
            <text:p>13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3-01">
            <text:p>2010-03</text:p>
          </table:table-cell>
          <table:table-cell office:value-type="string">
            <text:p>5,345 </text:p>
          </table:table-cell>
          <table:table-cell office:value-type="string">
            <text:p>1,972 </text:p>
          </table:table-cell>
          <table:table-cell table:number-columns-repeated="2" office:value-type="float" office:value="124">
            <text:p>124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2-01">
            <text:p>2010-02</text:p>
          </table:table-cell>
          <table:table-cell office:value-type="string">
            <text:p>11,790 </text:p>
          </table:table-cell>
          <table:table-cell office:value-type="string">
            <text:p>2,176 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string">
            <text:p>2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1-01">
            <text:p>2010-01</text:p>
          </table:table-cell>
          <table:table-cell office:value-type="string">
            <text:p>13,729 </text:p>
          </table:table-cell>
          <table:table-cell office:value-type="float" office:value="974">
            <text:p>974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12-01">
            <text:p>2009-12</text:p>
          </table:table-cell>
          <table:table-cell office:value-type="string">
            <text:p>11,562 </text:p>
          </table:table-cell>
          <table:table-cell office:value-type="string">
            <text:p>1,737 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11-01">
            <text:p>2009-11</text:p>
          </table:table-cell>
          <table:table-cell office:value-type="string">
            <text:p>6,841 </text:p>
          </table:table-cell>
          <table:table-cell office:value-type="float" office:value="919">
            <text:p>919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10-01">
            <text:p>2009-10</text:p>
          </table:table-cell>
          <table:table-cell office:value-type="string">
            <text:p>2,778 </text:p>
          </table:table-cell>
          <table:table-cell office:value-type="string">
            <text:p>1,414 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9-01">
            <text:p>2009-09</text:p>
          </table:table-cell>
          <table:table-cell office:value-type="string">
            <text:p>1,345 </text:p>
          </table:table-cell>
          <table:table-cell office:value-type="string">
            <text:p>4,398 </text:p>
          </table:table-cell>
          <table:table-cell office:value-type="float" office:value="164">
            <text:p>164</text:p>
          </table:table-cell>
          <table:table-cell office:value-type="float" office:value="145">
            <text:p>145</text:p>
          </table:table-cell>
          <table:table-cell office:value-type="string">
            <text:p>17 (3) </text:p>
          </table:table-cell>
          <table:table-cell office:value-type="float" office:value="0">
            <text:p>0</text:p>
          </table:table-cell>
          <table:table-cell office:value-type="string">
            <text:p>Beta 3 Candidate 1</text:p>
          </table:table-cell>
          <table:table-cell/>
          <table:table-cell table:style-name="ce9" office:value-type="float" office:value="40067">
            <text:p>2009-09-11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1" office:value-type="string">
            <text:p>REKORD</text:p>
          </table:table-cell>
          <table:table-cell table:number-columns-repeated="1007"/>
        </table:table-row>
        <table:table-row table:style-name="ro2">
          <table:table-cell office:value-type="date" office:date-value="2009-08-01">
            <text:p>2009-08</text:p>
          </table:table-cell>
          <table:table-cell office:value-type="string">
            <text:p>5,701 </text:p>
          </table:table-cell>
          <table:table-cell office:value-type="string">
            <text:p>17,131 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string">
            <text:p>10 (2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7-01">
            <text:p>2009-07</text:p>
          </table:table-cell>
          <table:table-cell office:value-type="string">
            <text:p>3,680 </text:p>
          </table:table-cell>
          <table:table-cell office:value-type="string">
            <text:p>3,777 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string">
            <text:p>11 (2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6-01">
            <text:p>2009-06</text:p>
          </table:table-cell>
          <table:table-cell office:value-type="string">
            <text:p>14,525 </text:p>
          </table:table-cell>
          <table:table-cell office:value-type="string">
            <text:p>9,890 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string">
            <text:p>9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5-01">
            <text:p>2009-05</text:p>
          </table:table-cell>
          <table:table-cell office:value-type="string">
            <text:p>13,905 </text:p>
          </table:table-cell>
          <table:table-cell office:value-type="float" office:value="624">
            <text:p>624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4-01">
            <text:p>2009-04</text:p>
          </table:table-cell>
          <table:table-cell office:value-type="string">
            <text:p>10,641 </text:p>
          </table:table-cell>
          <table:table-cell office:value-type="string">
            <text:p>1,14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3-01">
            <text:p>2009-03</text:p>
          </table:table-cell>
          <table:table-cell office:value-type="string">
            <text:p>9,676 </text:p>
          </table:table-cell>
          <table:table-cell office:value-type="float" office:value="771">
            <text:p>771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string">
            <text:p>7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2-01">
            <text:p>2009-02</text:p>
          </table:table-cell>
          <table:table-cell office:value-type="string">
            <text:p>7,252 </text:p>
          </table:table-cell>
          <table:table-cell office:value-type="string">
            <text:p>1,076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string">
            <text:p>1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1-01">
            <text:p>2009-01</text:p>
          </table:table-cell>
          <table:table-cell office:value-type="string">
            <text:p>11,700 </text:p>
          </table:table-cell>
          <table:table-cell office:value-type="float" office:value="439">
            <text:p>43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12-01">
            <text:p>2008-12</text:p>
          </table:table-cell>
          <table:table-cell office:value-type="string">
            <text:p>17,771 </text:p>
          </table:table-cell>
          <table:table-cell office:value-type="float" office:value="337">
            <text:p>337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11-01">
            <text:p>2008-11</text:p>
          </table:table-cell>
          <table:table-cell office:value-type="string">
            <text:p>15,120 </text:p>
          </table:table-cell>
          <table:table-cell office:value-type="float" office:value="767">
            <text:p>767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string">
            <text:p>7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10-01">
            <text:p>2008-10</text:p>
          </table:table-cell>
          <table:table-cell office:value-type="string">
            <text:p>10,396 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9-01">
            <text:p>2008-09</text:p>
          </table:table-cell>
          <table:table-cell office:value-type="string">
            <text:p>7,845 </text:p>
          </table:table-cell>
          <table:table-cell office:value-type="float" office:value="658">
            <text:p>658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8-01">
            <text:p>2008-08</text:p>
          </table:table-cell>
          <table:table-cell office:value-type="string">
            <text:p>3,194 </text:p>
          </table:table-cell>
          <table:table-cell office:value-type="float" office:value="817">
            <text:p>817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7-01">
            <text:p>2008-07</text:p>
          </table:table-cell>
          <table:table-cell office:value-type="string">
            <text:p>N/D </text:p>
          </table:table-cell>
          <table:table-cell office:value-type="string">
            <text:p>1,354</text:p>
          </table:table-cell>
          <table:table-cell office:value-type="float" office:value="97">
            <text:p>97</text:p>
          </table:table-cell>
          <table:table-cell office:value-type="float" office:value="181">
            <text:p>181</text:p>
          </table:table-cell>
          <table:table-cell office:value-type="string">
            <text:p>0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6-01">
            <text:p>2008-06</text:p>
          </table:table-cell>
          <table:table-cell office:value-type="string">
            <text:p>5,706 </text:p>
          </table:table-cell>
          <table:table-cell office:value-type="float" office:value="767">
            <text:p>767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string">
            <text:p>5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5-01">
            <text:p>2008-05</text:p>
          </table:table-cell>
          <table:table-cell office:value-type="string">
            <text:p>2,458 </text:p>
          </table:table-cell>
          <table:table-cell office:value-type="float" office:value="999">
            <text:p>999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string">
            <text:p>3 (18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4-01">
            <text:p>2008-04</text:p>
          </table:table-cell>
          <table:table-cell office:value-type="string">
            <text:p>1,838 </text:p>
          </table:table-cell>
          <table:table-cell office:value-type="string">
            <text:p>1,943</text:p>
          </table:table-cell>
          <table:table-cell office:value-type="float" office:value="164">
            <text:p>164</text:p>
          </table:table-cell>
          <table:table-cell office:value-type="float" office:value="129">
            <text:p>129</text:p>
          </table:table-cell>
          <table:table-cell office:value-type="string">
            <text:p>12 (1) 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2">
          <table:table-cell office:value-type="date" office:date-value="2008-03-01">
            <text:p>2008-03</text:p>
          </table:table-cell>
          <table:table-cell office:value-type="string">
            <text:p>1,234 </text:p>
          </table:table-cell>
          <table:table-cell office:value-type="string">
            <text:p>1,932</text:p>
          </table:table-cell>
          <table:table-cell office:value-type="float" office:value="162">
            <text:p>162</text:p>
          </table:table-cell>
          <table:table-cell office:value-type="float" office:value="117">
            <text:p>117</text:p>
          </table:table-cell>
          <table:table-cell office:value-type="string">
            <text:p>46 (44) 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/>
          <table:table-cell table:style-name="ce10"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4" office:value-type="string">
            <text:p>0 (0)</text:p>
          </table:table-cell>
          <table:table-cell office:value-type="float" office:value="0">
            <text:p>0</text:p>
          </table:table-cell>
          <table:table-cell table:style-name="ce11" office:value-type="string">
            <text:p>REKORD</text:p>
          </table:table-cell>
          <table:table-cell table:number-columns-repeated="1007"/>
        </table:table-row>
        <table:table-row table:style-name="ro2">
          <table:table-cell office:value-type="date" office:date-value="2008-02-01">
            <text:p>2008-02</text:p>
          </table:table-cell>
          <table:table-cell office:value-type="string">
            <text:p>2,178 </text:p>
          </table:table-cell>
          <table:table-cell office:value-type="string">
            <text:p>1,527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string">
            <text:p>9 (2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2">
          <table:table-cell office:value-type="date" office:date-value="2008-01-01">
            <text:p>2008-01</text:p>
          </table:table-cell>
          <table:table-cell office:value-type="string">
            <text:p>7,003 </text:p>
          </table:table-cell>
          <table:table-cell office:value-type="float" office:value="537">
            <text:p>537</text:p>
          </table:table-cell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string">
            <text:p>4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12-01">
            <text:p>2007-12</text:p>
          </table:table-cell>
          <table:table-cell office:value-type="string">
            <text:p>8,693 </text:p>
          </table:table-cell>
          <table:table-cell office:value-type="float" office:value="441">
            <text:p>441</text:p>
          </table:table-cell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string">
            <text:p>8 (9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11-01">
            <text:p>2007-11</text:p>
          </table:table-cell>
          <table:table-cell office:value-type="string">
            <text:p>7,677 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6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10-01">
            <text:p>2007-10</text:p>
          </table:table-cell>
          <table:table-cell office:value-type="string">
            <text:p>5,508 </text:p>
          </table:table-cell>
          <table:table-cell office:value-type="float" office:value="599">
            <text:p>599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string">
            <text:p>18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9-01">
            <text:p>2007-09</text:p>
          </table:table-cell>
          <table:table-cell office:value-type="string">
            <text:p>3,594 </text:p>
          </table:table-cell>
          <table:table-cell office:value-type="float" office:value="731">
            <text:p>731</text:p>
          </table:table-cell>
          <table:table-cell office:value-type="float" office:value="61">
            <text:p>61</text:p>
          </table:table-cell>
          <table:table-cell office:value-type="float" office:value="153">
            <text:p>153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8-01">
            <text:p>2007-08</text:p>
          </table:table-cell>
          <table:table-cell office:value-type="string">
            <text:p>6,301 </text:p>
          </table:table-cell>
          <table:table-cell office:value-type="float" office:value="956">
            <text:p>956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string">
            <text:p>25 (18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7-01">
            <text:p>2007-07</text:p>
          </table:table-cell>
          <table:table-cell office:value-type="string">
            <text:p>39,126 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6-01">
            <text:p>2007-06</text:p>
          </table:table-cell>
          <table:table-cell office:value-type="string">
            <text:p>12,476 </text:p>
          </table:table-cell>
          <table:table-cell office:value-type="float" office:value="323">
            <text:p>323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5-01">
            <text:p>2007-05</text:p>
          </table:table-cell>
          <table:table-cell office:value-type="string">
            <text:p>5,209 </text:p>
          </table:table-cell>
          <table:table-cell office:value-type="float" office:value="660">
            <text:p>660</text:p>
          </table:table-cell>
          <table:table-cell office:value-type="float" office:value="89">
            <text:p>89</text:p>
          </table:table-cell>
          <table:table-cell office:value-type="float" office:value="157">
            <text:p>15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4-01">
            <text:p>2007-04</text:p>
          </table:table-cell>
          <table:table-cell office:value-type="string">
            <text:p>9,001 </text:p>
          </table:table-cell>
          <table:table-cell office:value-type="float" office:value="926">
            <text:p>926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office:value-type="string">
            <text:p>Beta 1</text:p>
          </table:table-cell>
          <table:table-cell table:number-columns-repeated="1016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wTo" table:style-name="ta2" table:print="false">
        <table:table-column table:style-name="co13" table:default-cell-style-name="Excel_20_Built-in_20_Normal"/>
        <table:table-column table:style-name="co14" table:number-columns-repeated="1023" table:default-cell-style-name="Excel_20_Built-in_20_Normal"/>
        <table:table-row table:style-name="ro1">
          <table:table-cell office:value-type="string">
            <text:p>1. Go to YAT ranking</text:p>
          </table:table-cell>
          <table:table-cell table:number-columns-repeated="1023"/>
        </table:table-row>
        <table:table-row table:style-name="ro1">
          <table:table-cell office:value-type="string">
            <text:p>2. Copy whole table</text:p>
          </table:table-cell>
          <table:table-cell table:number-columns-repeated="1023"/>
        </table:table-row>
        <table:table-row table:style-name="ro1">
          <table:table-cell office:value-type="string">
            <text:p>3. Paste table into text file</text:p>
          </table:table-cell>
          <table:table-cell table:number-columns-repeated="1023"/>
        </table:table-row>
        <table:table-row table:style-name="ro1">
          <table:table-cell office:value-type="string">
            <text:p>4. Open text file with Excel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5. Auto-size all columns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6. Format title row bold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7. Format date column YYYY-MM-DD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8. Right-align all other columns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9. Copy Excel sheet into this file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10. Add remarks</text:p>
          </table:table-cell>
          <table:table-cell table:number-columns-repeated="1023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3C2" table:style-name="ta3" table:print="false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table:style-name="ce9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7">
            <text:p>2009-09-1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6">
            <text:p>2009-09-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5">
            <text:p>2009-09-0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4">
            <text:p>2009-09-0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3">
            <text:p>2009-09-0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2">
            <text:p>2009-09-0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1">
            <text:p>2009-09-0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0">
            <text:p>2009-09-0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9">
            <text:p>2009-09-0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8">
            <text:p>2009-09-0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7">
            <text:p>2009-09-0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6">
            <text:p>2009-08-3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5">
            <text:p>2009-08-3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4">
            <text:p>2009-08-2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3">
            <text:p>2009-08-2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2">
            <text:p>2009-08-2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1">
            <text:p>2009-08-2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0">
            <text:p>2009-08-2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9">
            <text:p>2009-08-2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8">
            <text:p>2009-08-23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11" office:value-type="string">
            <text:p>Beta 3 Candidate 2 - 1.99.24 / REKORD</text:p>
          </table:table-cell>
          <table:table-cell table:number-columns-repeated="1016"/>
        </table:table-row>
        <table:table-row table:style-name="ro1">
          <table:table-cell table:style-name="ce9" office:value-type="float" office:value="40047">
            <text:p>2009-08-2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6">
            <text:p>2009-08-2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5">
            <text:p>2009-08-2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4">
            <text:p>2009-08-1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3">
            <text:p>2009-08-1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2">
            <text:p>2009-08-1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1">
            <text:p>2009-08-1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0">
            <text:p>2009-08-1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9">
            <text:p>2009-08-1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8">
            <text:p>2009-08-1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7">
            <text:p>2009-08-1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6">
            <text:p>2009-08-1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5">
            <text:p>2009-08-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4">
            <text:p>2009-08-0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3">
            <text:p>2009-08-0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2">
            <text:p>2009-08-0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1">
            <text:p>2009-08-0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0">
            <text:p>2009-08-0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9">
            <text:p>2009-08-0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8">
            <text:p>2009-08-0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7">
            <text:p>2009-08-0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3C1" table:style-name="ta4" table:print="false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table:style-name="ce9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7">
            <text:p>2009-09-11</text:p>
          </table:table-cell>
          <table:table-cell office:value-type="float" office:value="596">
            <text:p>59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1" office:value-type="string">
            <text:p>Beta 3 Candidate 1 - 1.99.23 / REKORD</text:p>
          </table:table-cell>
          <table:table-cell table:number-columns-repeated="1016"/>
        </table:table-row>
        <table:table-row table:style-name="ro1">
          <table:table-cell table:style-name="ce9" office:value-type="float" office:value="40066">
            <text:p>2009-09-10</text:p>
          </table:table-cell>
          <table:table-cell office:value-type="float" office:value="766">
            <text:p>766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5">
            <text:p>2009-09-09</text:p>
          </table:table-cell>
          <table:table-cell office:value-type="float" office:value="713">
            <text:p>713</text:p>
          </table:table-cell>
          <table:table-cell office:value-type="float" office:value="294">
            <text:p>29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1" office:value-type="string">
            <text:p>Beta 3 Candidate 1 - 1.99.22</text:p>
          </table:table-cell>
          <table:table-cell table:number-columns-repeated="1016"/>
        </table:table-row>
        <table:table-row table:style-name="ro1">
          <table:table-cell table:style-name="ce9" office:value-type="float" office:value="40064">
            <text:p>2009-09-08</text:p>
          </table:table-cell>
          <table:table-cell office:value-type="string">
            <text:p>4,037 </text:p>
          </table:table-cell>
          <table:table-cell office:value-type="float" office:value="425">
            <text:p>4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3">
            <text:p>2009-09-07</text:p>
          </table:table-cell>
          <table:table-cell office:value-type="string">
            <text:p>3,98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2">
            <text:p>2009-09-06</text:p>
          </table:table-cell>
          <table:table-cell office:value-type="string">
            <text:p>2,860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1">
            <text:p>2009-09-05</text:p>
          </table:table-cell>
          <table:table-cell office:value-type="string">
            <text:p>1,995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0">
            <text:p>2009-09-04</text:p>
          </table:table-cell>
          <table:table-cell office:value-type="string">
            <text:p>1,737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9">
            <text:p>2009-09-03</text:p>
          </table:table-cell>
          <table:table-cell office:value-type="string">
            <text:p>1,726 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8">
            <text:p>2009-09-02</text:p>
          </table:table-cell>
          <table:table-cell office:value-type="string">
            <text:p>1,982 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7">
            <text:p>2009-09-01</text:p>
          </table:table-cell>
          <table:table-cell office:value-type="string">
            <text:p>2,158 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6">
            <text:p>2009-08-31</text:p>
          </table:table-cell>
          <table:table-cell office:value-type="string">
            <text:p>2,692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5">
            <text:p>2009-08-30</text:p>
          </table:table-cell>
          <table:table-cell office:value-type="string">
            <text:p>3,695 </text:p>
          </table:table-cell>
          <table:table-cell office:value-type="string">
            <text:p>7,193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4">
            <text:p>2009-08-29</text:p>
          </table:table-cell>
          <table:table-cell office:value-type="string">
            <text:p>3,274 </text:p>
          </table:table-cell>
          <table:table-cell office:value-type="string">
            <text:p>1,804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 (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3">
            <text:p>2009-08-28</text:p>
          </table:table-cell>
          <table:table-cell office:value-type="string">
            <text:p>3,692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2">
            <text:p>2009-08-27</text:p>
          </table:table-cell>
          <table:table-cell office:value-type="string">
            <text:p>4,327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1">
            <text:p>2009-08-26</text:p>
          </table:table-cell>
          <table:table-cell office:value-type="string">
            <text:p>2,816 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0">
            <text:p>2009-08-25</text:p>
          </table:table-cell>
          <table:table-cell office:value-type="string">
            <text:p>2,782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9">
            <text:p>2009-08-24</text:p>
          </table:table-cell>
          <table:table-cell office:value-type="string">
            <text:p>8,305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8">
            <text:p>2009-08-23</text:p>
          </table:table-cell>
          <table:table-cell office:value-type="string">
            <text:p>2,306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7">
            <text:p>2009-08-22</text:p>
          </table:table-cell>
          <table:table-cell office:value-type="string">
            <text:p>2,512 </text:p>
          </table:table-cell>
          <table:table-cell office:value-type="string">
            <text:p>5,564 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 (4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6">
            <text:p>2009-08-21</text:p>
          </table:table-cell>
          <table:table-cell office:value-type="string">
            <text:p>2,636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5">
            <text:p>2009-08-20</text:p>
          </table:table-cell>
          <table:table-cell office:value-type="string">
            <text:p>2,67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4">
            <text:p>2009-08-19</text:p>
          </table:table-cell>
          <table:table-cell office:value-type="string">
            <text:p>2,714 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3">
            <text:p>2009-08-18</text:p>
          </table:table-cell>
          <table:table-cell office:value-type="string">
            <text:p>3,13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2">
            <text:p>2009-08-17</text:p>
          </table:table-cell>
          <table:table-cell office:value-type="string">
            <text:p>7,335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1">
            <text:p>2009-08-16</text:p>
          </table:table-cell>
          <table:table-cell office:value-type="string">
            <text:p>12,963 </text:p>
          </table:table-cell>
          <table:table-cell office:value-type="string">
            <text:p>2,109 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3 (1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0">
            <text:p>2009-08-15</text:p>
          </table:table-cell>
          <table:table-cell office:value-type="string">
            <text:p>12,777 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9">
            <text:p>2009-08-14</text:p>
          </table:table-cell>
          <table:table-cell office:value-type="string">
            <text:p>12,23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8">
            <text:p>2009-08-13</text:p>
          </table:table-cell>
          <table:table-cell office:value-type="string">
            <text:p>15,824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7">
            <text:p>2009-08-12</text:p>
          </table:table-cell>
          <table:table-cell office:value-type="string">
            <text:p>15,580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6">
            <text:p>2009-08-11</text:p>
          </table:table-cell>
          <table:table-cell office:value-type="string">
            <text:p>12,833 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5">
            <text:p>2009-08-10</text:p>
          </table:table-cell>
          <table:table-cell office:value-type="string">
            <text:p>9,112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4">
            <text:p>2009-08-09</text:p>
          </table:table-cell>
          <table:table-cell office:value-type="string">
            <text:p>8,840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3">
            <text:p>2009-08-08</text:p>
          </table:table-cell>
          <table:table-cell office:value-type="string">
            <text:p>8,7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2">
            <text:p>2009-08-07</text:p>
          </table:table-cell>
          <table:table-cell office:value-type="string">
            <text:p>8,008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1">
            <text:p>2009-08-06</text:p>
          </table:table-cell>
          <table:table-cell office:value-type="string">
            <text:p>8,341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0">
            <text:p>2009-08-05</text:p>
          </table:table-cell>
          <table:table-cell office:value-type="string">
            <text:p>9,224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9">
            <text:p>2009-08-04</text:p>
          </table:table-cell>
          <table:table-cell office:value-type="string">
            <text:p>11,634 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8">
            <text:p>2009-08-03</text:p>
          </table:table-cell>
          <table:table-cell office:value-type="string">
            <text:p>11,020 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7">
            <text:p>2009-08-02</text:p>
          </table:table-cell>
          <table:table-cell office:value-type="string">
            <text:p>11,233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2C3" table:style-name="ta5" table:print="false">
        <table:table-column table:style-name="co1" table:default-cell-style-name="ce10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office:value-type="float" office:value="39544">
            <text:p>2008-04-06</text:p>
          </table:table-cell>
          <table:table-cell office:value-type="float" office:value="767">
            <text:p>767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3">
            <text:p>2008-04-05</text:p>
          </table:table-cell>
          <table:table-cell office:value-type="float" office:value="754">
            <text:p>75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2">
            <text:p>2008-04-04</text:p>
          </table:table-cell>
          <table:table-cell office:value-type="float" office:value="731">
            <text:p>731</text:p>
          </table:table-cell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1">
            <text:p>2008-04-03</text:p>
          </table:table-cell>
          <table:table-cell office:value-type="float" office:value="677">
            <text:p>677</text:p>
          </table:table-cell>
          <table:table-cell office:value-type="float" office:value="193">
            <text:p>19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0">
            <text:p>2008-04-02</text:p>
          </table:table-cell>
          <table:table-cell office:value-type="float" office:value="736">
            <text:p>736</text:p>
          </table:table-cell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9">
            <text:p>2008-04-01</text:p>
          </table:table-cell>
          <table:table-cell office:value-type="float" office:value="1082">
            <text:p>1082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1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2C2" table:style-name="ta6" table:print="false">
        <table:table-column table:style-name="co1" table:default-cell-style-name="ce10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6">
            <text:p>2008-03-29</text:p>
          </table:table-cell>
          <table:table-cell office:value-type="float" office:value="986">
            <text:p>98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5">
            <text:p>2008-03-28</text:p>
          </table:table-cell>
          <table:table-cell office:value-type="float" office:value="952">
            <text:p>95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4">
            <text:p>2008-03-27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3">
            <text:p>2008-03-26</text:p>
          </table:table-cell>
          <table:table-cell office:value-type="float" office:value="845">
            <text:p>84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2">
            <text:p>2008-03-25</text:p>
          </table:table-cell>
          <table:table-cell office:value-type="float" office:value="746">
            <text:p>74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0">
            <text:p>2008-03-23</text:p>
          </table:table-cell>
          <table:table-cell office:value-type="float" office:value="647">
            <text:p>647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3 (5)</text:p>
          </table:table-cell>
          <table:table-cell office:value-type="float" office:value="0">
            <text:p>0</text:p>
          </table:table-cell>
          <table:table-cell office:value-type="string">
            <text:p>Easter Sunday</text:p>
          </table:table-cell>
          <table:table-cell table:number-columns-repeated="1016"/>
        </table:table-row>
        <table:table-row table:style-name="ro1">
          <table:table-cell office:value-type="float" office:value="39529">
            <text:p>2008-03-22</text:p>
          </table:table-cell>
          <table:table-cell office:value-type="float" office:value="665">
            <text:p>66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5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8">
            <text:p>2008-03-21</text:p>
          </table:table-cell>
          <table:table-cell office:value-type="float" office:value="679">
            <text:p>67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 (2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7">
            <text:p>2008-03-20</text:p>
          </table:table-cell>
          <table:table-cell office:value-type="float" office:value="712">
            <text:p>712</text:p>
          </table:table-cell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6">
            <text:p>2008-03-19</text:p>
          </table:table-cell>
          <table:table-cell office:value-type="float" office:value="760">
            <text:p>76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7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5">
            <text:p>2008-03-18</text:p>
          </table:table-cell>
          <table:table-cell office:value-type="float" office:value="906">
            <text:p>906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4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4">
            <text:p>2008-03-17</text:p>
          </table:table-cell>
          <table:table-cell office:value-type="string">
            <text:p>2,236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6 (6)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 table:number-columns-repeated="1016"/>
        </table:table-row>
        <table:table-row table:style-name="ro1">
          <table:table-cell office:value-type="float" office:value="39523">
            <text:p>2008-03-16</text:p>
          </table:table-cell>
          <table:table-cell office:value-type="string">
            <text:p>2,50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2C1" table:style-name="ta7" table:print="false">
        <table:table-column table:style-name="co1" table:default-cell-style-name="ce10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office:value-type="float" office:value="39496">
            <text:p>2008-02-18</text:p>
          </table:table-cell>
          <table:table-cell office:value-type="string">
            <text:p>1,05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5">
            <text:p>2008-02-17</text:p>
          </table:table-cell>
          <table:table-cell office:value-type="string">
            <text:p>1,02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4">
            <text:p>2008-02-16</text:p>
          </table:table-cell>
          <table:table-cell office:value-type="float" office:value="782">
            <text:p>782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3">
            <text:p>2008-02-15</text:p>
          </table:table-cell>
          <table:table-cell office:value-type="float" office:value="791">
            <text:p>791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2">
            <text:p>2008-02-14</text:p>
          </table:table-cell>
          <table:table-cell office:value-type="float" office:value="768">
            <text:p>768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1">
            <text:p>2008-02-13</text:p>
          </table:table-cell>
          <table:table-cell office:value-type="float" office:value="845">
            <text:p>84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0">
            <text:p>2008-02-12</text:p>
          </table:table-cell>
          <table:table-cell office:value-type="float" office:value="817">
            <text:p>817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9">
            <text:p>2008-02-11</text:p>
          </table:table-cell>
          <table:table-cell office:value-type="string">
            <text:p>1,268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1">
          <table:table-cell office:value-type="float" office:value="39488">
            <text:p>2008-02-10</text:p>
          </table:table-cell>
          <table:table-cell office:value-type="string">
            <text:p>1,29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7">
            <text:p>2008-02-09</text:p>
          </table:table-cell>
          <table:table-cell office:value-type="string">
            <text:p>7,724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6">
            <text:p>2008-02-08</text:p>
          </table:table-cell>
          <table:table-cell office:value-type="string">
            <text:p>7,5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date-style style:name="N108">
      <number:year number:style="long"/>
      <number:text>-</number:text>
      <number:month number:style="long"/>
    </number:date-style>
    <number:date-style style:name="N10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9">
      <number:text-content/>
      <style:map style:condition="value()&gt;=0" style:apply-style-name="N109P0"/>
    </number:text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.11.2010</text:date>, <text:time>13:1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ll_20_Time" style:display-name="PageStyle_All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wTo" style:display-name="PageStyle_How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a3C2" style:display-name="PageStyle_Beta3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3C1" style:display-name="PageStyle_Beta3C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3" style:display-name="PageStyle_Beta2C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2" style:display-name="PageStyle_Beta2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1" style:display-name="PageStyle_Beta2C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0-11-28T13:10:45.20</dc:date>
    <dc:creator>Matthias Kläy</dc:creator>
    <meta:editing-duration>PT00H16M32S</meta:editing-duration>
    <meta:editing-cycles>1</meta:editing-cycles>
    <meta:document-statistic meta:table-count="7" meta:cell-count="1049" meta:object-count="0"/>
  </office:meta>
</office:document-meta>
</file>